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181in"/>
    </style:style>
    <style:style style:name="co18" style:family="table-column">
      <style:table-column-properties fo:break-before="auto" style:column-width="0.748in"/>
    </style:style>
    <style:style style:name="co19" style:family="table-column">
      <style:table-column-properties fo:break-before="auto" style:column-width="0.7874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7165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4638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3165in"/>
    </style:style>
    <style:style style:name="co29" style:family="table-column">
      <style:table-column-properties fo:break-before="auto" style:column-width="0.6638in"/>
    </style:style>
    <style:style style:name="co30" style:family="table-column">
      <style:table-column-properties fo:break-before="auto" style:column-width="0.622in"/>
    </style:style>
    <style:style style:name="co31" style:family="table-column">
      <style:table-column-properties fo:break-before="auto" style:column-width="0.4256in"/>
    </style:style>
    <style:style style:name="co32" style:family="table-column">
      <style:table-column-properties fo:break-before="auto" style:column-width="0.6335in"/>
    </style:style>
    <style:style style:name="co33" style:family="table-column">
      <style:table-column-properties fo:break-before="auto" style:column-width="0.5346in"/>
    </style:style>
    <style:style style:name="co34" style:family="table-column">
      <style:table-column-properties fo:break-before="auto" style:column-width="1.6602in"/>
    </style:style>
    <style:style style:name="co35" style:family="table-column">
      <style:table-column-properties fo:break-before="auto" style:column-width="0.4583in"/>
    </style:style>
    <style:style style:name="co36" style:family="table-column">
      <style:table-column-properties fo:break-before="auto" style:column-width="0.4366in"/>
    </style:style>
    <style:style style:name="co37" style:family="table-column">
      <style:table-column-properties fo:break-before="auto" style:column-width="0.5244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41" style:family="table-column">
      <style:table-column-properties fo:break-before="auto" style:column-width="5.3311in"/>
    </style:style>
    <style:style style:name="co42" style:family="table-column">
      <style:table-column-properties fo:break-before="auto" style:column-width="1.4417in"/>
    </style:style>
    <style:style style:name="co43" style:family="table-column">
      <style:table-column-properties fo:break-before="auto" style:column-width="1.628in"/>
    </style:style>
    <style:style style:name="co44" style:family="table-column">
      <style:table-column-properties fo:break-before="auto" style:column-width="0.3728in"/>
    </style:style>
    <style:style style:name="co45" style:family="table-column">
      <style:table-column-properties fo:break-before="auto" style:column-width="0.5693in"/>
    </style:style>
    <style:style style:name="co46" style:family="table-column">
      <style:table-column-properties fo:break-before="auto" style:column-width="2.7528in"/>
    </style:style>
    <style:style style:name="co47" style:family="table-column">
      <style:table-column-properties fo:break-before="auto" style:column-width="0.6118in"/>
    </style:style>
    <style:style style:name="co48" style:family="table-column">
      <style:table-column-properties fo:break-before="auto" style:column-width="0.8189in"/>
    </style:style>
    <style:style style:name="co49" style:family="table-column">
      <style:table-column-properties fo:break-before="auto" style:column-width="0.7693in"/>
    </style:style>
    <style:style style:name="co50" style:family="table-column">
      <style:table-column-properties fo:break-before="auto" style:column-width="0.5457in"/>
    </style:style>
    <style:style style:name="co51" style:family="table-column">
      <style:table-column-properties fo:break-before="auto" style:column-width="0.5165in"/>
    </style:style>
    <style:style style:name="co52" style:family="table-column">
      <style:table-column-properties fo:break-before="auto" style:column-width="0.7591in"/>
    </style:style>
    <style:style style:name="co53" style:family="table-column">
      <style:table-column-properties fo:break-before="auto" style:column-width="0.5374in"/>
    </style:style>
    <style:style style:name="co54" style:family="table-column">
      <style:table-column-properties fo:break-before="auto" style:column-width="0.3819in"/>
    </style:style>
    <style:style style:name="co55" style:family="table-column">
      <style:table-column-properties fo:break-before="auto" style:column-width="1.4854in"/>
    </style:style>
    <style:style style:name="co56" style:family="table-column">
      <style:table-column-properties fo:break-before="auto" style:column-width="0.5902in"/>
    </style:style>
    <style:style style:name="co57" style:family="table-column">
      <style:table-column-properties fo:break-before="auto" style:column-width="0.7535in"/>
    </style:style>
    <style:style style:name="co58" style:family="table-column">
      <style:table-column-properties fo:break-before="auto" style:column-width="0.7209in"/>
    </style:style>
    <style:style style:name="co59" style:family="table-column">
      <style:table-column-properties fo:break-before="auto" style:column-width="0.6744in"/>
    </style:style>
    <style:style style:name="co60" style:family="table-column">
      <style:table-column-properties fo:break-before="auto" style:column-width="0.7972in"/>
    </style:style>
    <style:style style:name="co61" style:family="table-column">
      <style:table-column-properties fo:break-before="auto" style:column-width="1.2016in"/>
    </style:style>
    <style:style style:name="co62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6008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6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21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2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2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38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42" style:family="table-cell" style:parent-style-name="Default">
      <style:table-cell-properties style:vertical-align="middle"/>
      <style:text-properties style:font-name="Arial" fo:font-size="9pt"/>
    </style:style>
    <style:style style:name="ce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5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7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9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7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9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1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24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7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88" style:family="table-cell" style:parent-style-name="Default">
      <style:table-cell-properties fo:background-color="#e6e6e6" fo:border="0.06pt solid #000000"/>
    </style:style>
    <style:style style:name="ce79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79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815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6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7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34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87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878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898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8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901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903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6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3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35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5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/>
    </style:style>
    <style:style style:name="ce1079" style:family="table-cell" style:parent-style-name="Default">
      <style:text-properties style:font-name="DejaVu Serif" fo:font-size="9pt"/>
    </style:style>
    <style:style style:name="ce108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ext-properties style:font-name="DejaVu Serif" fo:font-size="9pt" fo:font-style="normal" fo:font-weight="bold"/>
    </style:style>
    <style:style style:name="ce1091" style:family="table-cell" style:parent-style-name="Default" style:data-style-name="N100">
      <style:text-properties fo:font-weight="bold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0" style:family="table-cell" style:parent-style-name="Default" style:data-style-name="N100">
      <style:text-properties fo:color="#ff0000"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3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18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8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0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0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0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2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7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267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4" style:family="table-cell" style:parent-style-name="Default">
      <style:table-cell-properties fo:wrap-option="wrap"/>
    </style:style>
    <style:style style:name="ce127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color="#dc2300" style:font-size-asian="10pt" style:font-size-complex="10pt"/>
    </style:style>
    <style:style style:name="T9" style:family="text">
      <style:text-properties style:font-size-asian="10pt" style:font-size-complex="10pt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1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2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3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4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5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6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7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8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9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0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1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3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4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5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6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7" table:condition="of:cell-content-is-whole-number() and cell-content()=0" table:allow-empty-cell="true" table:base-cell-address="Tartalék.K12"/>
        <table:content-validation table:name="val138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9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40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1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2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701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8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600" calcext:value-type="float">
            <text:p>60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6"/>
          <table:table-cell table:style-name="ce186" table:content-validation-name="val1" table:formula="of:=[$KP_tablazat.$K$7]+([.$D$8]*([.C22]+[.C23]+[$KP_tablazat.$K8]+[KP_tablazat.K9]))" office:value-type="float" office:value="600" calcext:value-type="float">
            <text:p>6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Harcértékek.E10]+[Mágia_Pszi.D3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6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52" table:content-validation-name="val56"/>
          <table:table-cell table:style-name="ce452" table:content-validation-name="val57"/>
          <table:table-cell table:style-name="ce251" table:content-validation-name="val46" table:formula="of:=[.H16]+[.I16]" office:value-type="float" office:value="0" calcext:value-type="float">
            <text:p>0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52" table:content-validation-name="val56"/>
          <table:table-cell table:style-name="ce452" table:content-validation-name="val57"/>
          <table:table-cell table:style-name="ce252" table:content-validation-name="val46" table:formula="of:=[.H17]+[.I17]" office:value-type="float" office:value="0" calcext:value-type="float">
            <text:p>0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ce515"/>
          <table:table-cell table:style-name="Default" table:number-columns-repeated="2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52" table:content-validation-name="val56"/>
          <table:table-cell table:style-name="ce452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52" table:content-validation-name="val56"/>
          <table:table-cell table:style-name="ce452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52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52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52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52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70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96"/>
          <table:table-cell/>
          <table:table-cell table:style-name="ce228" office:value-type="string" calcext:value-type="string">
            <text:p>Akrobatika</text:p>
          </table:table-cell>
          <table:table-cell table:style-name="ce452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2"/>
          <table:table-cell table:style-name="ce97"/>
          <table:table-cell/>
          <table:table-cell table:style-name="ce228"/>
          <table:table-cell table:style-name="ce452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52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52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0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/>
          <table:table-cell table:style-name="ce198" table:content-validation-name="val46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0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452" table:content-validation-name="val58"/>
          <table:table-cell table:style-name="ce239" table:content-validation-name="val60"/>
          <table:table-cell table:style-name="ce260" table:content-validation-name="val46" table:formula="of:=[.H34]+[.I34]" office:value-type="float" office:value="0" calcext:value-type="float">
            <text:p>0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0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452" table:content-validation-name="val59"/>
          <table:table-cell table:style-name="ce239" table:content-validation-name="val60"/>
          <table:table-cell table:style-name="ce260" table:content-validation-name="val46" table:formula="of:=[.H35]+[.I35]" office:value-type="float" office:value="0" calcext:value-type="float">
            <text:p>0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0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7]+[.I37]" office:value-type="float" office:value="0" calcext:value-type="float">
            <text:p>0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0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8"/>
          <table:table-cell table:style-name="ce80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0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6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9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96" table:content-validation-name="val51" office:value-type="string" calcext:value-type="string">
            <text:p>Helyismeret: [<text:span text:style-name="T3">saját város</text:span>]</text:p>
          </table:table-cell>
          <table:table-cell table:style-name="ce462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96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62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96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62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396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62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396" table:content-validation-name="val55" office:value-type="string" calcext:value-type="string">
            <text:p>Nyelvismeret – Közös</text:p>
          </table:table-cell>
          <table:table-cell table:style-name="ce462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701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43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3" table:content-validation-name="val89" office:value-type="string" calcext:value-type="string">
            <text:p>Módosítók</text:p>
          </table:table-cell>
          <table:table-cell table:style-name="ce543" table:content-validation-name="val95" office:value-type="string" calcext:value-type="string">
            <text:p>Összesen</text:p>
          </table:table-cell>
          <table:table-cell/>
          <table:table-cell table:style-name="ce665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69" table:content-validation-name="val81" office:value-type="float" office:value="10" calcext:value-type="float">
            <text:p>10</text:p>
          </table:table-cell>
          <table:table-cell table:style-name="ce569" table:content-validation-name="val90" table:formula="of:=2*([Tulajdonságok_képzettségek.C21])+[Tulajdonságok_képzettségek.$D$8]+(4*[Tulajdonságok_képzettségek.D33])" office:value-type="float" office:value="5" calcext:value-type="float">
            <text:p>5</text:p>
          </table:table-cell>
          <table:table-cell table:style-name="ce678" table:content-validation-name="val96" table:formula="of:=[.C4]+[.D4]" office:value-type="float" office:value="15" calcext:value-type="float">
            <text:p>15</text:p>
          </table:table-cell>
          <table:table-cell/>
          <table:table-cell table:style-name="ce665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24" table:content-validation-name="val116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0" calcext:value-type="float">
            <text:p>0</text:p>
          </table:table-cell>
          <table:table-cell table:style-name="ce569" table:content-validation-name="val81" office:value-type="float" office:value="20" calcext:value-type="float">
            <text:p>20</text:p>
          </table:table-cell>
          <table:table-cell table:style-name="ce569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678" table:content-validation-name="val97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0" calcext:value-type="float">
            <text:p>0</text:p>
          </table:table-cell>
          <table:table-cell table:style-name="ce569" table:content-validation-name="val81" office:value-type="float" office:value="120" calcext:value-type="float">
            <text:p>120</text:p>
          </table:table-cell>
          <table:table-cell table:style-name="ce569" table:content-validation-name="val92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678" table:content-validation-name="val98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65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569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0" calcext:value-type="float">
            <text:p>0</text:p>
          </table:table-cell>
          <table:table-cell table:style-name="ce678" table:content-validation-name="val99" table:formula="of:=[.C8]+[.B8]+[.D8]" office:value-type="float" office:value="-30" calcext:value-type="float">
            <text:p>-30</text:p>
          </table:table-cell>
          <table:table-cell/>
          <table:table-cell table:style-name="ce665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24" table:content-validation-name="val117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70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600" calcext:value-type="float">
            <text:p>600</text:p>
          </table:table-cell>
          <table:table-cell/>
          <table:table-cell table:style-name="ce665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665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21"/>
          <table:table-cell table:style-name="ce521" table:number-columns-spanned="6" table:number-rows-spanned="1"/>
          <table:covered-table-cell table:number-columns-repeated="5" table:style-name="ce521"/>
          <table:table-cell table:style-name="ce521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0" table:content-validation-name="val83" office:value-type="string" calcext:value-type="string">
            <text:p>Szint</text:p>
          </table:table-cell>
          <table:table-cell table:style-name="ce570" office:value-type="string" calcext:value-type="string">
            <text:p>KÉ</text:p>
          </table:table-cell>
          <table:table-cell table:style-name="ce570" office:value-type="string" calcext:value-type="string">
            <text:p>TÉ/CÉ</text:p>
          </table:table-cell>
          <table:table-cell table:style-name="ce570" office:value-type="string" calcext:value-type="string">
            <text:p>VÉ</text:p>
          </table:table-cell>
          <table:table-cell table:style-name="ce570" table:content-validation-name="val104" office:value-type="string" calcext:value-type="string">
            <text:p>Sebesség</text:p>
          </table:table-cell>
          <table:table-cell table:style-name="ce570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0" calcext:value-type="float">
            <text:p>0</text:p>
          </table:table-cell>
          <table:table-cell table:style-name="ce34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4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0" calcext:value-type="float">
            <text:p>0</text:p>
          </table:table-cell>
          <table:table-cell table:style-name="ce34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4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4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4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21" table:number-columns-spanned="9" table:number-rows-spanned="1"/>
          <table:covered-table-cell table:number-columns-repeated="7" table:style-name="ce521"/>
          <table:covered-table-cell table:style-name="ce410"/>
          <table:table-cell table:style-name="ce521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21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51"/>
          <table:covered-table-cell table:number-columns-repeated="5" table:style-name="ce337"/>
          <table:covered-table-cell table:style-name="ce551"/>
          <table:covered-table-cell table:style-name="ce697"/>
          <table:table-cell table:style-name="ce521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525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97" office:value-type="string" calcext:value-type="string">
            <text:p>SP</text:p>
          </table:table-cell>
          <table:table-cell table:style-name="ce697" office:value-type="string" calcext:value-type="string" table:number-columns-spanned="2" table:number-rows-spanned="1">
            <text:p>Komment</text:p>
          </table:table-cell>
          <table:covered-table-cell/>
          <table:table-cell table:style-name="ce521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9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99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99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99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701"/>
          <table:table-cell table:style-name="ce701"/>
          <table:table-cell table:number-columns-repeated="241"/>
        </table:table-row>
        <table:table-row table:style-name="ro1">
          <table:table-cell table:style-name="ce527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9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99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99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99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7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9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99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99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99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7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9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99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99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99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7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9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99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99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99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7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9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99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99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99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21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525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97" office:value-type="string" calcext:value-type="string">
            <text:p>SP</text:p>
          </table:table-cell>
          <table:table-cell table:style-name="ce697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21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27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99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99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99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27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99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99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99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70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70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51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25" office:value-type="string" calcext:value-type="string">
            <text:p>KÉ</text:p>
          </table:table-cell>
          <table:table-cell table:style-name="ce525" office:value-type="string" calcext:value-type="string">
            <text:p>TÉ/CÉ</text:p>
          </table:table-cell>
          <table:table-cell table:style-name="ce525" office:value-type="string" calcext:value-type="string">
            <text:p>VÉ/Osztó</text:p>
          </table:table-cell>
          <table:table-cell table:style-name="ce697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701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599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715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4"/>
          <table:table-cell table:style-name="ce599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99" table:content-validation-name="val106" table:formula="of:=[.G26]" office:value-type="string" office:string-value="N/A" calcext:value-type="string">
            <text:p>N/A</text:p>
          </table:table-cell>
          <table:table-cell table:style-name="ce715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9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99" table:content-validation-name="val106" table:formula="of:=[.G27]" office:value-type="string" office:string-value="N/A" calcext:value-type="string">
            <text:p>N/A</text:p>
          </table:table-cell>
          <table:table-cell table:style-name="ce715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9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99" table:content-validation-name="val106" table:formula="of:=[.G28]" office:value-type="string" office:string-value="N/A" calcext:value-type="string">
            <text:p>N/A</text:p>
          </table:table-cell>
          <table:table-cell table:style-name="ce715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9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99" table:content-validation-name="val106" table:formula="of:=[.G29]" office:value-type="string" office:string-value="N/A" calcext:value-type="string">
            <text:p>N/A</text:p>
          </table:table-cell>
          <table:table-cell table:style-name="ce715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9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99" table:content-validation-name="val106" table:formula="of:=[.G30]" office:value-type="string" office:string-value="N/A" calcext:value-type="string">
            <text:p>N/A</text:p>
          </table:table-cell>
          <table:table-cell table:style-name="ce715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99" table:content-validation-name="val109"/>
          <table:covered-table-cell table:style-name="ce715"/>
          <table:covered-table-cell/>
          <table:table-cell/>
          <table:table-cell table:style-name="ce70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699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21"/>
          <table:table-cell table:style-name="ce521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38" table:number-columns-spanned="9" table:number-rows-spanned="1"/>
          <table:covered-table-cell table:style-name="ce327"/>
          <table:covered-table-cell table:number-columns-repeated="3" table:style-name="ce538"/>
          <table:covered-table-cell table:style-name="ce372"/>
          <table:covered-table-cell table:number-columns-repeated="2" table:style-name="ce538"/>
          <table:covered-table-cell table:style-name="ce420"/>
          <table:table-cell table:style-name="ce538" table:number-columns-repeated="246"/>
          <table:table-cell table:style-name="ce521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42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21" table:number-columns-repeated="3"/>
          <table:table-cell table:style-name="ce53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42"/>
          <table:covered-table-cell table:style-name="ce426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42"/>
          <table:table-cell table:style-name="ce331"/>
          <table:table-cell table:style-name="ce54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table:table-column table:style-name="co22" table:default-cell-style-name="ce23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36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9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5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600" calcext:value-type="float" table:number-columns-spanned="2" table:number-rows-spanned="1">
            <text:p>60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761" office:value-type="string" calcext:value-type="string" table:number-columns-spanned="3" table:number-rows-spanned="1">
            <text:p>Max felvehető <text:span text:style-name="T7">Ψ</text:span>p:</text:p>
          </table:table-cell>
          <table:covered-table-cell table:style-name="ce815"/>
          <table:covered-table-cell table:style-name="ce866"/>
          <table:table-cell table:style-name="ce484" table:content-validation-name="val43" table:formula="of:=[Tulajdonságok_képzettségek.D8]*[KP_tablazat.$K$34]" office:value-type="float" office:value="20" calcext:value-type="float" table:number-columns-spanned="2" table:number-rows-spanned="1">
            <text:p>20 Ψp</text:p>
          </table:table-cell>
          <table:covered-table-cell table:style-name="ce878"/>
          <table:table-cell table:number-columns-repeated="2"/>
          <table:table-cell table:style-name="ce761" table:content-validation-name="val133" office:value-type="string" calcext:value-type="string" table:number-columns-spanned="3" table:number-rows-spanned="1">
            <text:p>Max felvehető MP</text:p>
          </table:table-cell>
          <table:covered-table-cell table:style-name="ce815" table:content-validation-name="val133"/>
          <table:covered-table-cell table:style-name="ce866" table:content-validation-name="val133"/>
          <table:table-cell table:style-name="ce607" table:content-validation-name="val133" office:value-type="string" calcext:value-type="string" table:number-columns-spanned="2" table:number-rows-spanned="1">
            <text:p>??</text:p>
          </table:table-cell>
          <table:covered-table-cell table:style-name="ce878" table:content-validation-name="val133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7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9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7" office:value-type="string" calcext:value-type="string" table:number-columns-spanned="2" table:number-rows-spanned="1">
            <text:p>Felvéve</text:p>
          </table:table-cell>
          <table:covered-table-cell table:content-validation-name="val140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30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898" table:content-validation-name="val134" office:value-type="string" calcext:value-type="string" table:number-columns-spanned="3" table:number-rows-spanned="1">
            <text:p>[<text:span text:style-name="T8">Tradíció neve</text:span><text:span text:style-name="T9">]</text:span></text:p>
          </table:table-cell>
          <table:covered-table-cell table:style-name="ce901"/>
          <table:covered-table-cell table:style-name="ce903"/>
          <table:table-cell table:style-name="ce608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903" table:content-validation-name="val140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898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1" table:content-validation-name="val135"/>
          <table:covered-table-cell table:style-name="ce903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3" table:content-validation-name="val139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898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1" table:content-validation-name="val135"/>
          <table:covered-table-cell table:style-name="ce903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3" table:content-validation-name="val139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52" table:content-validation-name="val60"/>
          <table:table-cell table:style-name="ce579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52" table:content-validation-name="val60"/>
          <table:table-cell table:style-name="ce579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0" table:content-validation-name="val131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1" table:content-validation-name="val131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2" table:content-validation-name="val131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3" table:content-validation-name="val131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4" table:content-validation-name="val131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5" table:content-validation-name="val131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6" table:content-validation-name="val131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7" table:content-validation-name="val131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8" table:content-validation-name="val131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1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3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788" table:number-columns-spanned="3" table:number-rows-spanned="1"/>
          <table:covered-table-cell table:number-columns-repeated="2" table:style-name="ce788"/>
          <table:table-cell table:style-name="ce798" table:content-validation-name="val127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798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2">
          <table:table-cell table:style-name="ce795" table:content-validation-name="val121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795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25]+[.$D31]" office:value-type="float" office:value="0" calcext:value-type="float">
            <text:p>0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95" table:content-validation-name="val122" office:value-type="string" calcext:value-type="string" table:number-columns-spanned="3" table:number-rows-spanned="1">
            <text:p>Látás</text:p>
          </table:table-cell>
          <table:covered-table-cell table:number-columns-repeated="2" table:style-name="ce795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2]" office:value-type="float" office:value="0" calcext:value-type="float">
            <text:p>0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95" table:content-validation-name="val123" office:value-type="string" calcext:value-type="string" table:number-columns-spanned="3" table:number-rows-spanned="1">
            <text:p>Hallás</text:p>
          </table:table-cell>
          <table:covered-table-cell table:number-columns-repeated="2" table:style-name="ce795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3]" office:value-type="float" office:value="0" calcext:value-type="float">
            <text:p>0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95" table:content-validation-name="val124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795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4]" office:value-type="float" office:value="0" calcext:value-type="float">
            <text:p>0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3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8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98"/>
          <table:table-cell table:style-name="ce79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8"/>
          <table:table-cell table:style-name="ce798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98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6" table:number-columns-spanned="4" table:number-rows-spanned="1"/>
          <table:covered-table-cell table:number-columns-repeated="3" table:style-name="ce876"/>
          <table:table-cell table:style-name="ce899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</table:table-cell>
          <table:covered-table-cell table:number-columns-repeated="5" table:style-name="ce899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6" table:number-columns-spanned="4" table:number-rows-spanned="1"/>
          <table:covered-table-cell table:number-columns-repeated="3" table:style-name="ce876"/>
          <table:table-cell table:style-name="ce899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</table:table-cell>
          <table:covered-table-cell table:number-columns-repeated="5" table:style-name="ce899"/>
          <table:table-cell table:style-name="ce281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35"/>
          <table:table-cell table:style-name="ce876" table:number-columns-spanned="4" table:number-rows-spanned="1"/>
          <table:covered-table-cell table:number-columns-repeated="3" table:style-name="ce876"/>
          <table:table-cell table:style-name="ce899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</table:table-cell>
          <table:covered-table-cell table:number-columns-repeated="5" table:style-name="ce899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876" table:number-columns-spanned="4" table:number-rows-spanned="1"/>
          <table:covered-table-cell table:number-columns-repeated="3" table:style-name="ce876"/>
          <table:table-cell table:style-name="ce899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</table:table-cell>
          <table:covered-table-cell table:number-columns-repeated="5" table:style-name="ce899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876" table:number-columns-spanned="4" table:number-rows-spanned="1"/>
          <table:covered-table-cell table:number-columns-repeated="3" table:style-name="ce876"/>
          <table:table-cell table:style-name="ce899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</table:table-cell>
          <table:covered-table-cell table:number-columns-repeated="5" table:style-name="ce899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876" table:number-columns-spanned="4" table:number-rows-spanned="1"/>
          <table:covered-table-cell table:number-columns-repeated="3" table:style-name="ce876"/>
          <table:table-cell table:style-name="ce899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  <text:p/>
          </table:table-cell>
          <table:covered-table-cell table:number-columns-repeated="5" table:style-name="ce899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3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98"/>
          <table:table-cell table:style-name="ce79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8"/>
          <table:table-cell table:style-name="ce798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98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6" table:number-columns-spanned="4" table:number-rows-spanned="1"/>
          <table:covered-table-cell table:number-columns-repeated="3" table:style-name="ce876"/>
          <table:table-cell table:style-name="ce899" office:value-type="string" calcext:value-type="string" table:number-columns-spanned="6" table:number-rows-spanned="1">
            <text:p>Hatása, leírása, <text:span text:style-name="T7">±</text:span>% kedvezmény</text:p>
            <text:p/>
          </table:table-cell>
          <table:covered-table-cell table:number-columns-repeated="5" table:style-name="ce899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6" table:number-columns-spanned="4" table:number-rows-spanned="1"/>
          <table:covered-table-cell table:number-columns-repeated="3" table:style-name="ce876"/>
          <table:table-cell table:style-name="ce899" office:value-type="string" calcext:value-type="string" table:number-columns-spanned="6" table:number-rows-spanned="1">
            <text:p>Hatása, leírása, <text:span text:style-name="T7">±</text:span>% kedvezmény</text:p>
            <text:p/>
            <text:p/>
          </table:table-cell>
          <table:covered-table-cell table:number-columns-repeated="5" table:style-name="ce899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0" calcext:value-type="float">
            <text:p>0</text:p>
          </table:table-cell>
          <table:table-cell table:content-validation-name="val66"/>
          <table:table-cell table:style-name="ce934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2" table:formula="of:=[Tulajdonságok_képzettségek.D53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34" table:content-validation-name="val141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141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 table:content-validation-name="val66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9" table:default-cell-style-name="ce1078"/>
        <table:table-column table:style-name="co40" table:default-cell-style-name="ce1083"/>
        <table:table-column table:style-name="co13" table:number-columns-repeated="254" table:default-cell-style-name="ce1078"/>
        <table:table-row table:style-name="ro19">
          <table:table-cell table:style-name="ce1075" office:value-type="string" calcext:value-type="string">
            <text:p>Karakter pontok (KP) elosztása</text:p>
            <text:p/>
          </table:table-cell>
          <table:table-cell table:style-name="ce1082"/>
          <table:table-cell table:style-name="ce1089" table:number-columns-repeated="254"/>
        </table:table-row>
        <table:table-row table:style-name="ro14">
          <table:table-cell table:style-name="ce1076" office:value-type="string" calcext:value-type="string">
            <text:p><text:span text:style-name="T10">→ </text:span><text:span text:style-name="T11">KP = 150 + Tapasztalati szint  x (70 + Intelligencia)  + még (TSZ x (20+Emlékezet)), ez utóbbi csak NEM-harci vagy -misztikus jellegű ismeretek növelésére fordítható</text:span></text:p>
            <text:p><text:span text:style-name="T10">→ </text:span><text:span text:style-name="T11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7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4" office:value-type="string" calcext:value-type="string">
            <text:p><text:span text:style-name="T13">→Egy  misztikus/harci képzettség értéke legfeljebb (szint+3) lehet</text:span></text:p>
            <text:p><text:span text:style-name="T13">→Egy  NEM misztikus/harci képzettség értéke legfeljebb (szint+8) lehet</text:span></text:p>
            <text:p><text:span text:style-name="T1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7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5" office:value-type="string" calcext:value-type="string">
            <text:p><text:span text:style-name="T14">→</text:span><text:span text:style-name="T15">Vannak egy és többfokú fortélyok. Minden fok </text:span><text:span text:style-name="T16">15KP</text:span><text:span text:style-name="T15">-ba kerül és követelményei vannak.</text:span></text:p>
            <text:p><text:span text:style-name="T14">→</text:span><text:span text:style-name="T15">Több fokú Fortélyoknál szintenként csak egy fokot lehet fejlődni akkor is, ha lenne elég KP több fokra is! Ez alól kivétel az 1. szint (karakteralkotás).</text:span></text:p>
            <text:p><text:span text:style-name="T14">→</text:span><text:span text:style-name="T15">Egy szintlépés alkalmával nem vehető fel két olyan Fortély, amely ugyanazt a jellemzőt/képzettséget, stb módosít.</text:span></text:p>
            <text:p><text:span text:style-name="T14">→</text:span><text:span text:style-name="T1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79" table:number-columns-repeated="256"/>
        </table:table-row>
        <table:table-row table:style-name="ro19">
          <table:table-cell table:style-name="ce1077" office:value-type="string" calcext:value-type="string">
            <text:p>Harcérték módosítók (HM)</text:p>
            <text:p/>
          </table:table-cell>
          <table:table-cell table:style-name="ce1079"/>
          <table:table-cell table:number-columns-repeated="254"/>
        </table:table-row>
        <table:table-row table:style-name="ro16">
          <table:table-cell/>
          <table:table-cell table:style-name="ce1086" office:value-type="string" calcext:value-type="string">
            <text:p><text:span text:style-name="T17">→</text:span><text:span text:style-name="T12">1HM/CM = 5 KP</text:span></text:p>
            <text:p><text:span text:style-name="T17">→</text:span><text:span text:style-name="T12">max 8 HM/szint   </text:span><text:span text:style-name="T18">(HM = közelharci HM, amibe a TÉ és VÉ tartozik bele)</text:span></text:p>
            <text:p><text:span text:style-name="T17">→</text:span><text:span text:style-name="T12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6"/>
          <table:table-cell table:number-columns-repeated="254"/>
        </table:table-row>
        <table:table-row table:style-name="ro13">
          <table:table-cell table:style-name="ce1076" office:value-type="string" calcext:value-type="string">
            <text:p><text:span text:style-name="T12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6" office:value-type="string" calcext:value-type="string">
            <text:p><text:span text:style-name="T17">→</text:span><text:span text:style-name="T12">1 Mana pont = 3 KP</text:span></text:p>
            <text:p><text:span text:style-name="T17">→</text:span><text:span text:style-name="T12">Mágikus tradíciók: 50KP-ba kerülnek (csak 1x vehetőek fel) és követelményeik vannak (van amelyik, csak 1.szinten vehető fel).  </text:span><text:span text:style-name="T18">(Például: Kyr mozaikmágia, Vulgármágia, stb.)</text:span></text:p>
            <text:p><text:span text:style-name="T20">→Féltradíciók: 25 KP</text:span></text:p>
            <text:p><text:span text:style-name="T17">→</text:span><text:span text:style-name="T12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76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4" office:value-type="string" calcext:value-type="string">
            <text:p><text:span text:style-name="T13">→1ψp = 2 KP</text:span></text:p>
            <text:p><text:span text:style-name="T13">→Pszí-alkalmazás: 4 fokú fortély egyre erősebb követelményekkel. Az alkalmazás fokát adja, nélküle nem lehet ψp-ot venni, vagy ψ tradíciót tanulni.</text:span></text:p>
            <text:p><text:span text:style-name="T13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076" office:value-type="string" calcext:value-type="string">
            <text:p><text:span text:style-name="T12">Érzékek: csak 1.szinten növelhető</text:span></text:p>
            <text:p/>
          </table:table-cell>
          <table:table-cell table:style-name="ce1084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13">→</text:span>Intuíció - 15 KP</text:p>
            <text:p><text:span text:style-name="T13">→</text:span>Látás - 12 KP</text:p>
            <text:p><text:span text:style-name="T13">→</text:span>Hallás - 10 KP</text:p>
            <text:p><text:span text:style-name="T13">→</text:span>Szaglás - 10 KP</text:p>
            <text:p><text:span text:style-name="T13">→</text:span>Tapintás - 6 KP</text:p>
            <text:p><text:span text:style-name="T13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080"/>
          <table:table-cell table:style-name="ce1087"/>
          <table:table-cell table:style-name="ce1080" table:number-columns-repeated="254"/>
        </table:table-row>
        <table:table-row table:style-name="ro1">
          <table:table-cell table:style-name="ce1081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88" office:value-type="string" calcext:value-type="string">
            <text:p><text:span text:style-name="T17">→pl. lábsöprés, lefegyverzés, átdobás</text:span></text:p>
            <text:p><text:span text:style-name="T17">→Kivételek, mert </text:span><text:span text:style-name="T21">NEM</text:span><text:span text:style-name="T17"> KP-ba, hanem Manőverfejlesztő Pontba (MFP) kerülnek, amit automatikusan kap a játékos (több fokkal is fejleszthetőek egyes manőverek!)</text:span></text:p>
            <text:p><text:span text:style-name="T17">  (ΣMFP = összes nem távolsági harcmodor szintjének összege) </text:span></text:p>
            <text:p><text:span text:style-name="T1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1" table:default-cell-style-name="ce1092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091" office:value-type="string" calcext:value-type="string">
            <text:p>V7.4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Erőbónusz 1:1 beszámít SP-be (negatív értelemben is)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23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7">→ </text:span><text:span text:style-name="T24">lefelé</text:span><text:span text:style-name="T1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5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2" table:default-cell-style-name="ce18"/>
        <table:table-column table:style-name="co43" table:default-cell-style-name="ce18"/>
        <table:table-column table:style-name="co13" table:number-columns-repeated="4" table:default-cell-style-name="ce18"/>
        <table:table-column table:style-name="co44" table:default-cell-style-name="ce18"/>
        <table:table-column table:style-name="co45" table:default-cell-style-name="ce18"/>
        <table:table-column table:style-name="co13" table:number-columns-repeated="5" table:default-cell-style-name="ce18"/>
        <table:table-column table:style-name="co13" table:default-cell-style-name="ce701"/>
        <table:table-column table:style-name="co46" table:default-cell-style-name="ce18"/>
        <table:table-column table:style-name="co13" table:number-columns-repeated="241" table:default-cell-style-name="ce18"/>
        <table:table-row table:style-name="ro1">
          <table:table-cell table:style-name="ce1102"/>
          <table:table-cell table:style-name="ce1105" office:value-type="string" calcext:value-type="string">
            <text:p>Fegyver</text:p>
          </table:table-cell>
          <table:table-cell table:style-name="ce1117" office:value-type="string" calcext:value-type="string">
            <text:p>Típus</text:p>
          </table:table-cell>
          <table:table-cell table:style-name="ce1105" office:value-type="string" calcext:value-type="string">
            <text:p>SP</text:p>
          </table:table-cell>
          <table:table-cell table:style-name="ce1138" office:value-type="string" calcext:value-type="string">
            <text:p>Sebzés módja</text:p>
          </table:table-cell>
          <table:table-cell table:style-name="ce1141" office:value-type="string" calcext:value-type="string">
            <text:p>Átütés</text:p>
          </table:table-cell>
          <table:table-cell table:style-name="ce1141" office:value-type="string" calcext:value-type="string">
            <text:p>Íves</text:p>
          </table:table-cell>
          <table:table-cell table:style-name="ce1143" office:value-type="string" calcext:value-type="string">
            <text:p>1,5 kezes</text:p>
          </table:table-cell>
          <table:table-cell table:style-name="ce1141" office:value-type="string" calcext:value-type="string">
            <text:p>Pengehossz</text:p>
          </table:table-cell>
          <table:table-cell table:style-name="ce1141" office:value-type="string" calcext:value-type="string">
            <text:p>KÉ</text:p>
          </table:table-cell>
          <table:table-cell table:style-name="ce1141" office:value-type="string" calcext:value-type="string">
            <text:p>TÉ</text:p>
          </table:table-cell>
          <table:table-cell table:style-name="ce1141" office:value-type="string" calcext:value-type="string">
            <text:p>VÉ</text:p>
          </table:table-cell>
          <table:table-cell table:style-name="ce1141" office:value-type="string" calcext:value-type="string">
            <text:p>Sebesség</text:p>
          </table:table-cell>
          <table:table-cell table:style-name="ce1117" office:value-type="string" calcext:value-type="string">
            <text:p>Harcmodor</text:p>
          </table:table-cell>
          <table:table-cell table:style-name="ce1160" office:value-type="string" calcext:value-type="string">
            <text:p>Megjegyzés</text:p>
          </table:table-cell>
          <table:table-cell table:style-name="ce1102" table:number-columns-repeated="241"/>
        </table:table-row>
        <table:table-row table:style-name="ro1">
          <table:table-cell table:style-name="ce1103" office:value-type="string" calcext:value-type="string">
            <text:p>Közelharci fegyverek</text:p>
          </table:table-cell>
          <table:table-cell table:style-name="ce1106" office:value-type="string" calcext:value-type="string">
            <text:p><text:s/>__</text:p>
          </table:table-cell>
          <table:table-cell table:style-name="ce1118"/>
          <table:table-cell table:style-name="ce1118" office:value-type="string" calcext:value-type="string">
            <text:p>x</text:p>
          </table:table-cell>
          <table:table-cell table:number-columns-repeated="2" table:style-name="ce1106" office:value-type="string" calcext:value-type="string">
            <text:p>x</text:p>
          </table:table-cell>
          <table:table-cell table:style-name="ce1106" table:number-columns-repeated="2"/>
          <table:table-cell table:number-columns-repeated="3" table:style-name="ce1106" office:value-type="string" calcext:value-type="string">
            <text:p>x</text:p>
          </table:table-cell>
          <table:table-cell table:number-columns-repeated="2" table:style-name="ce1144" office:value-type="string" calcext:value-type="string">
            <text:p>x</text:p>
          </table:table-cell>
          <table:table-cell table:style-name="ce1106" table:number-columns-repeated="2"/>
          <table:table-cell table:style-name="ce1173" table:number-columns-repeated="241"/>
        </table:table-row>
        <table:table-row table:style-name="ro21">
          <table:table-cell/>
          <table:table-cell table:style-name="ce1107" office:value-type="string" calcext:value-type="string">
            <text:p>Puszta kéz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-5" calcext:value-type="float">
            <text:p>-5</text:p>
          </table:table-cell>
          <table:table-cell table:style-name="ce1119" office:value-type="string" calcext:value-type="string">
            <text:p>Z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float" office:value="0" calcext:value-type="float">
            <text:p>0</text:p>
          </table:table-cell>
          <table:table-cell table:number-columns-repeated="3" table:style-name="ce1119" office:value-type="float" office:value="-10" calcext:value-type="float">
            <text:p>-10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Béltépő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Dzsambi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Garott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string" calcext:value-type="string">
            <text:p>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spec.</text:p>
          </table:table-cell>
          <table:table-cell table:number-columns-repeated="3"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-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risz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string" calcext:value-type="string">
            <text:p>+3/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Levéltőr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1" calcext:value-type="float">
            <text:p>1</text:p>
          </table:table-cell>
          <table:table-cell table:style-name="ce1130" office:value-type="string" calcext:value-type="string">
            <text:p>S/V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2" calcext:value-type="float">
            <text:p>2</text:p>
          </table:table-cell>
          <table:table-cell table:style-name="ce1130" office:value-type="float" office:value="4" calcext:value-type="float">
            <text:p>4</text:p>
          </table:table-cell>
          <table:table-cell table:number-columns-repeated="2"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kolatgomb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Z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float" office:value="0" calcext:value-type="float">
            <text:p>0</text:p>
          </table:table-cell>
          <table:table-cell table:number-columns-repeated="3" table:style-name="ce1130" office:value-type="float" office:value="-7" calcext:value-type="float">
            <text:p>-7</text:p>
          </table:table-cell>
          <table:table-cell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éregfog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S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1" calcext:value-type="float">
            <text:p>1</text:p>
          </table:table-cell>
          <table:table-cell table:number-columns-repeated="2" table:style-name="ce1130" office:value-type="float" office:value="3" calcext:value-type="float">
            <text:p>3</text:p>
          </table:table-cell>
          <table:table-cell table:style-name="ce1130"/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Pugos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Ramier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3" calcext:value-type="float">
            <text:p>3</text:p>
          </table:table-cell>
          <table:table-cell table:number-columns-repeated="3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hárít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2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Tőr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ököl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/>
          <table:table-cell table:style-name="ce1109" office:value-type="string" calcext:value-type="string">
            <text:p>Tőr, páncélszúró</text:p>
          </table:table-cell>
          <table:table-cell table:style-name="ce1121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1" office:value-type="string" calcext:value-type="string">
            <text:p>1 penge</text:p>
          </table:table-cell>
          <table:table-cell table:style-name="ce1121" office:value-type="float" office:value="4" calcext:value-type="float">
            <text:p>4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4" calcext:value-type="float">
            <text:p>4</text:p>
          </table:table-cell>
          <table:table-cell table:style-name="ce1121"/>
          <table:table-cell table:style-name="ce1157" office:value-type="string" calcext:value-type="string">
            <text:p>közelharc</text:p>
          </table:table-cell>
          <table:table-cell table:style-name="ce11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Sla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Vasököl / páncélkesztyű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0" calcext:value-type="float">
            <text:p>0</text:p>
          </table:table-cell>
          <table:table-cell table:style-name="ce1122" office:value-type="string" calcext:value-type="string">
            <text:p>Z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float" office:value="0" calcext:value-type="float">
            <text:p>0</text:p>
          </table:table-cell>
          <table:table-cell table:number-columns-repeated="3" table:style-name="ce1122" office:value-type="float" office:value="-7" calcext:value-type="float">
            <text:p>-7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4" office:value-type="string" calcext:value-type="string">
            <text:p>Erőbónusz: 0 feletti rész 1:1-ben számít be.</text:p>
          </table:table-cell>
          <table:table-cell table:style-name="ce466" table:number-columns-repeated="241"/>
        </table:table-row>
        <table:table-row table:style-name="ro19">
          <table:table-cell table:style-name="ce1103" office:value-type="string" calcext:value-type="string">
            <text:p>Kardvívó fegyverek</text:p>
          </table:table-cell>
          <table:table-cell table:style-name="ce1107" office:value-type="string" calcext:value-type="string">
            <text:p>Kard, dzsenn szablya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4" calcext:value-type="float">
            <text:p>4</text:p>
          </table:table-cell>
          <table:table-cell table:style-name="ce1119" office:value-type="string" calcext:value-type="string">
            <text:p>V/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19"/>
          <table:table-cell table:style-name="ce1119" office:value-type="string" calcext:value-type="string">
            <text:p>1 penge</text:p>
          </table:table-cell>
          <table:table-cell table:style-name="ce1119" office:value-type="float" office:value="8" calcext:value-type="float">
            <text:p>8</text:p>
          </table:table-cell>
          <table:table-cell table:number-columns-repeated="2" table:style-name="ce1119" office:value-type="float" office:value="15" calcext:value-type="float">
            <text:p>15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emreli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number-columns-repeated="2" table:style-name="ce1120" office:value-type="float" office:value="13" calcext:value-type="float">
            <text:p>13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/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fejvadász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handzsá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iequa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S/V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osszú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jatagá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20" calcext:value-type="float">
            <text:p>20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hossa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5" calcext:value-type="float">
            <text:p>5</text:p>
          </table:table-cell>
          <table:table-cell table:number-columns-repeated="2" table:style-name="ce1120" office:value-type="float" office:value="11" calcext:value-type="float">
            <text:p>11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a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ovag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08" office:value-type="string" calcext:value-type="string">
            <text:p>Kard, másfél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mester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8" calcext:value-type="float">
            <text:p>18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Pu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Slan 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9" calcext:value-type="float">
            <text:p>19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Slan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11" calcext:value-type="float">
            <text:p>11</text:p>
          </table:table-cell>
          <table:table-cell table:number-columns-repeated="2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Slan csata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23" calcext:value-type="float">
            <text:p>23</text:p>
          </table:table-cell>
          <table:table-cell table:style-name="ce1120" office:value-type="float" office:value="17" calcext:value-type="float">
            <text:p>17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szably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a-sequor 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float" office:value="1" calcext:value-type="float">
            <text:p>1</text:p>
          </table:table-cell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eneth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Predoci egyeneskard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Sequor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6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6"/>
          <table:table-cell table:style-name="ce1110" office:value-type="string" calcext:value-type="string">
            <text:p>Tőrkard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2" calcext:value-type="float">
            <text:p>2</text:p>
          </table:table-cell>
          <table:table-cell table:style-name="ce1122" office:value-type="string" calcext:value-type="string">
            <text:p>S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string" calcext:value-type="string">
            <text:p>1 penge</text:p>
          </table:table-cell>
          <table:table-cell table:style-name="ce1122" office:value-type="float" office:value="6" calcext:value-type="float">
            <text:p>6</text:p>
          </table:table-cell>
          <table:table-cell table:number-columns-repeated="2" table:style-name="ce1122" office:value-type="float" office:value="12" calcext:value-type="float">
            <text:p>12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ardvívás</text:p>
          </table:table-cell>
          <table:table-cell table:style-name="ce11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Pusztító fegyverek</text:p>
          </table:table-cell>
          <table:table-cell table:style-name="ce1107" office:value-type="string" calcext:value-type="string">
            <text:p>Bot, rövid</text:p>
          </table:table-cell>
          <table:table-cell table:style-name="ce1119" office:value-type="string" calcext:value-type="string">
            <text:p>egykezes</text:p>
          </table:table-cell>
          <table:table-cell table:style-name="ce1131" table:number-columns-repeated="2"/>
          <table:table-cell table:number-columns-repeated="2" table:style-name="ce1131" office:value-type="float" office:value="0" calcext:value-type="float">
            <text:p>0</text:p>
          </table:table-cell>
          <table:table-cell table:style-name="ce1131" table:number-columns-repeated="6"/>
          <table:table-cell table:style-name="ce1157" office:value-type="string" calcext:value-type="string">
            <text:p>pusztítás</text:p>
          </table:table-cell>
          <table:table-cell table:style-name="ce1163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furkó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39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lánco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shadleki</text:p>
          </table:table-cell>
          <table:table-cell table:style-name="ce1120" office:value-type="string" calcext:value-type="string">
            <text:p>??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olla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üské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40" office:value-type="string" calcext:value-type="string">
            <text:p>V(néha szúrás)</text:p>
          </table:table-cell>
          <table:table-cell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/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Csatacsákány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S?</text:p>
          </table:table-cell>
          <table:table-cell table:style-name="ce1120" office:value-type="string" calcext:value-type="string">
            <text:p>10 !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éphadaró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Harci kalapács</text:p>
          </table:table-cell>
          <table:table-cell table:style-name="ce1122" office:value-type="string" calcext:value-type="string">
            <text:p>??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pusztítás</text:p>
          </table:table-cell>
          <table:table-cell table:style-name="ce1165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ándzsavívó fegyverek</text:p>
          </table:table-cell>
          <table:table-cell table:style-name="ce1107" office:value-type="string" calcext:value-type="string">
            <text:p>Alabárd</text:p>
          </table:table-cell>
          <table:table-cell table:style-name="ce1119" office:value-type="string" calcext:value-type="string">
            <text:p>kétkezes</text:p>
          </table:table-cell>
          <table:table-cell table:style-name="ce1131" table:number-columns-repeated="10"/>
          <table:table-cell table:style-name="ce1157" office:value-type="string" calcext:value-type="string">
            <text:p>lándzsavívás</text:p>
          </table:table-cell>
          <table:table-cell table:style-name="ce116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hosszú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0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1" table:number-columns-repeated="5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Lándzsa</text:p>
          </table:table-cell>
          <table:table-cell table:style-name="ce1120" office:value-type="string" calcext:value-type="string">
            <text:p>kétkezes</text:p>
          </table:table-cell>
          <table:table-cell table:style-name="ce1120"/>
          <table:table-cell table:style-name="ce1120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string" calcext:value-type="string">
            <text:p>3 penge</text:p>
          </table:table-cell>
          <table:table-cell table:style-name="ce1120" office:value-type="float" office:value="12" calcext:value-type="float">
            <text:p>12</text:p>
          </table:table-cell>
          <table:table-cell table:number-columns-repeated="2" table:style-name="ce1120" office:value-type="float" office:value="24" calcext:value-type="float">
            <text:p>24</text:p>
          </table:table-cell>
          <table:table-cell table:style-name="ce1120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Pika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1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Szigo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0" office:value-type="string" calcext:value-type="string">
            <text:p>Szigony, kétkezes</text:p>
          </table:table-cell>
          <table:table-cell table:style-name="ce1122" office:value-type="string" calcext:value-type="string">
            <text:p>kétkezes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lándzsavívás</text:p>
          </table:table-cell>
          <table:table-cell table:style-name="ce466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04"/>
          <table:table-cell table:style-name="ce1104" office:value-type="string" calcext:value-type="string">
            <text:p>Fegyver</text:p>
          </table:table-cell>
          <table:table-cell table:style-name="ce1123" office:value-type="string" calcext:value-type="string">
            <text:p>Forgatás módja</text:p>
          </table:table-cell>
          <table:table-cell table:style-name="ce1104" office:value-type="string" calcext:value-type="string">
            <text:p>SP</text:p>
          </table:table-cell>
          <table:table-cell table:style-name="ce1123" office:value-type="string" calcext:value-type="string">
            <text:p>Sebzés módja</text:p>
          </table:table-cell>
          <table:table-cell table:style-name="ce1104" office:value-type="string" calcext:value-type="string">
            <text:p>Átütés</text:p>
          </table:table-cell>
          <table:table-cell table:style-name="ce1104" table:number-columns-repeated="2"/>
          <table:table-cell table:style-name="ce1104" office:value-type="string" calcext:value-type="string">
            <text:p>KÉ</text:p>
          </table:table-cell>
          <table:table-cell table:style-name="ce1104" office:value-type="string" calcext:value-type="string">
            <text:p>CÉ</text:p>
          </table:table-cell>
          <table:table-cell table:style-name="ce1104" office:value-type="string" calcext:value-type="string">
            <text:p>Osztó</text:p>
          </table:table-cell>
          <table:table-cell table:style-name="ce1104" office:value-type="string" calcext:value-type="string">
            <text:p>Hatótáv</text:p>
          </table:table-cell>
          <table:table-cell table:style-name="ce1150" office:value-type="string" calcext:value-type="string">
            <text:p>Sebesség</text:p>
          </table:table-cell>
          <table:table-cell table:style-name="ce1104" office:value-type="string" calcext:value-type="string">
            <text:p>Harcmodor</text:p>
          </table:table-cell>
          <table:table-cell table:style-name="ce1104" table:number-columns-repeated="242"/>
        </table:table-row>
        <table:table-row table:style-name="ro1">
          <table:table-cell table:style-name="ce1103" office:value-type="string" calcext:value-type="string">
            <text:p>Szál-hajítófegyverek</text:p>
          </table:table-cell>
          <table:table-cell table:style-name="ce1111" office:value-type="string" calcext:value-type="string">
            <text:p><text:s/>__</text:p>
          </table:table-cell>
          <table:table-cell table:number-columns-repeated="2" table:style-name="ce1124" office:value-type="string" calcext:value-type="string">
            <text:p>x</text:p>
          </table:table-cell>
          <table:table-cell table:number-columns-repeated="2" table:style-name="ce1111" office:value-type="string" calcext:value-type="string">
            <text:p>x</text:p>
          </table:table-cell>
          <table:table-cell table:style-name="ce1111" table:number-columns-repeated="2"/>
          <table:table-cell table:number-columns-repeated="3" table:style-name="ce1111" office:value-type="string" calcext:value-type="string">
            <text:p>x</text:p>
          </table:table-cell>
          <table:table-cell table:style-name="ce1111"/>
          <table:table-cell table:style-name="ce1125" office:value-type="string" calcext:value-type="string">
            <text:p>x</text:p>
          </table:table-cell>
          <table:table-cell table:style-name="ce1159" office:value-type="string" calcext:value-type="string">
            <text:p>x</text:p>
          </table:table-cell>
          <table:table-cell/>
          <table:table-cell table:style-name="ce1173" table:number-columns-repeated="241"/>
        </table:table-row>
        <table:table-row table:style-name="ro1">
          <table:table-cell/>
          <table:table-cell table:style-name="ce1112" office:value-type="string" calcext:value-type="string">
            <text:p>Könnyű kopja</text:p>
          </table:table-cell>
          <table:table-cell table:style-name="ce1125" office:value-type="string" calcext:value-type="string">
            <text:p>kétkezes</text:p>
          </table:table-cell>
          <table:table-cell table:style-name="ce1133"/>
          <table:table-cell table:style-name="ce1126" table:number-columns-repeated="6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1" office:value-type="float" office:value="9" calcext:value-type="float">
            <text:p>9</text:p>
          </table:table-cell>
          <table:table-cell table:style-name="ce1157" office:value-type="string" calcext:value-type="string">
            <text:p>hajítás</text:p>
          </table:table-cell>
          <table:table-cell table:style-name="ce1168" office:value-type="string" calcext:value-type="string">
            <text:p>Követelmény: Erő +3</text:p>
          </table:table-cell>
          <table:table-cell table:style-name="ce1174" table:number-columns-repeated="241"/>
        </table:table-row>
        <table:table-row table:style-name="ro1">
          <table:table-cell/>
          <table:table-cell table:style-name="ce1112" office:value-type="string" calcext:value-type="string">
            <text:p>Lándzsa</text:p>
          </table:table-cell>
          <table:table-cell table:style-name="ce1126" table:number-columns-repeated="8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2" office:value-type="float" office:value="8" calcext:value-type="float">
            <text:p>8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3" office:value-type="string" calcext:value-type="string">
            <text:p>Dárda, hajító</text:p>
          </table:table-cell>
          <table:table-cell table:style-name="ce1127"/>
          <table:table-cell table:style-name="ce1127" office:value-type="string" calcext:value-type="string">
            <text:p>a</text:p>
          </table:table-cell>
          <table:table-cell table:style-name="ce1127" table:number-columns-repeated="6"/>
          <table:table-cell table:style-name="ce1113" office:value-type="float" office:value="2" calcext:value-type="float">
            <text:p>2</text:p>
          </table:table-cell>
          <table:table-cell table:style-name="ce1146" office:value-type="string" calcext:value-type="string">
            <text:p>60m</text:p>
          </table:table-cell>
          <table:table-cell table:style-name="ce1153" office:value-type="float" office:value="7" calcext:value-type="float">
            <text:p>7</text:p>
          </table:table-cell>
          <table:table-cell table:style-name="ce1158" office:value-type="string" calcext:value-type="string">
            <text:p>hajítás</text:p>
          </table:table-cell>
          <table:table-cell table:style-name="ce1169" office:value-type="string" calcext:value-type="string">
            <text:p>Követelmény: Erő +0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Hajítófegyverek</text:p>
          </table:table-cell>
          <table:table-cell table:style-name="ce1114" office:value-type="string" calcext:value-type="string">
            <text:p>Bola</text:p>
          </table:table-cell>
          <table:table-cell table:style-name="ce111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</text:p>
          </table:table-cell>
          <table:table-cell table:style-name="ce1134" office:value-type="float" office:value="6" calcext:value-type="float">
            <text:p>6</text:p>
          </table:table-cell>
          <table:table-cell table:style-name="ce1134" table:number-columns-repeated="2"/>
          <table:table-cell table:style-name="ce1128"/>
          <table:table-cell table:style-name="ce1128" office:value-type="float" office:value="2" calcext:value-type="float">
            <text:p>2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ajítóbárd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15" office:value-type="string" calcext:value-type="string">
            <text:p>Hajítótőr</text:p>
          </table:table-cell>
          <table:table-cell table:style-name="ce1115" office:value-type="string" calcext:value-type="string">
            <text:p>egykezes</text:p>
          </table:table-cell>
          <table:table-cell table:style-name="ce1115" office:value-type="float" office:value="0" calcext:value-type="float">
            <text:p>0</text:p>
          </table:table-cell>
          <table:table-cell table:style-name="ce1115" office:value-type="string" calcext:value-type="string">
            <text:p>S</text:p>
          </table:table-cell>
          <table:table-cell table:style-name="ce1135" table:number-columns-repeated="4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70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0"> </text:span><text:span text:style-name="T3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ő, alm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Paritty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7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Ramier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1" calcext:value-type="float">
            <text:p>1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Slan csillag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3" calcext:value-type="float">
            <text:p>3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Tőr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2" calcext:value-type="float">
            <text:p>2</text:p>
          </table:table-cell>
          <table:table-cell table:style-name="ce1116" office:value-type="float" office:value="2" calcext:value-type="float">
            <text:p>2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3" calcext:value-type="float">
            <text:p>3</text:p>
          </table:table-cell>
          <table:table-cell table:style-name="ce1158" office:value-type="string" calcext:value-type="string">
            <text:p>hajítás</text:p>
          </table:table-cell>
          <table:table-cell table:style-name="ce1169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Egyéb hajítófegyverek</text:p>
          </table:table-cell>
          <table:table-cell table:style-name="ce1114" office:value-type="string" calcext:value-type="string">
            <text:p>Dobóháló</text:p>
          </table:table-cell>
          <table:table-cell table:style-name="ce1128" table:number-columns-repeated="7"/>
          <table:table-cell table:style-name="ce1128" office:value-type="float" office:value="0" calcext:value-type="float">
            <text:p>0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4m</text:p>
          </table:table-cell>
          <table:table-cell table:style-name="ce1154" office:value-type="float" office:value="2" calcext:value-type="float">
            <text:p>2</text:p>
          </table:table-cell>
          <table:table-cell table:style-name="ce1157" office:value-type="string" calcext:value-type="string">
            <text:p>hajítás</text:p>
          </table:table-cell>
          <table:table-cell table:style-name="ce1171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öpeny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4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6" office:value-type="string" calcext:value-type="string">
            <text:p>Lasszó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0" calcext:value-type="float">
            <text:p>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4" calcext:value-type="float">
            <text:p>4</text:p>
          </table:table-cell>
          <table:table-cell table:style-name="ce1158" office:value-type="string" calcext:value-type="string">
            <text:p>hajítás</text:p>
          </table:table-cell>
          <table:table-cell table:style-name="ce466" table:number-columns-repeated="242"/>
        </table:table-row>
        <table:table-row table:style-name="ro1">
          <table:table-cell table:style-name="ce1103" office:value-type="string" calcext:value-type="string">
            <text:p>Íjász lőfegyverek</text:p>
          </table:table-cell>
          <table:table-cell table:style-name="ce1114" office:value-type="string" calcext:value-type="string">
            <text:p>Rövid íj</text:p>
          </table:table-cell>
          <table:table-cell table:style-name="ce1114" office:value-type="string" calcext:value-type="string">
            <text:p>kétkezes</text:p>
          </table:table-cell>
          <table:table-cell table:style-name="ce1128" table:number-columns-repeated="6"/>
          <table:table-cell table:style-name="ce1128" office:value-type="float" office:value="10" calcext:value-type="float">
            <text:p>10</text:p>
          </table:table-cell>
          <table:table-cell table:style-name="ce1114" office:value-type="float" office:value="2" calcext:value-type="float">
            <text:p>2</text:p>
          </table:table-cell>
          <table:table-cell table:style-name="ce1147"/>
          <table:table-cell table:style-name="ce1154" office:value-type="float" office:value="4" calcext:value-type="float">
            <text:p>4</text:p>
          </table:table-cell>
          <table:table-cell table:style-name="ce1157" office:value-type="string" calcext:value-type="string">
            <text:p>íjászat</text:p>
          </table:table-cell>
          <table:table-cell table:style-name="ce117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osszú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2" calcext:value-type="float">
            <text:p>12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Visszacsapó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0" calcext:value-type="float">
            <text:p>10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Elf íj</text:p>
          </table:table-cell>
          <table:table-cell table:style-name="ce1115" office:value-type="string" calcext:value-type="string">
            <text:p>kétkezes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string" calcext:value-type="string">
            <text:p>S</text:p>
          </table:table-cell>
          <table:table-cell table:style-name="ce1137" office:value-type="float" office:value="0" calcext:value-type="float">
            <text:p>0</text:p>
          </table:table-cell>
          <table:table-cell table:style-name="ce1137" table:number-columns-repeated="2"/>
          <table:table-cell table:style-name="ce1137" office:value-type="float" office:value="5" calcext:value-type="float">
            <text:p>5</text:p>
          </table:table-cell>
          <table:table-cell table:style-name="ce1135" office:value-type="float" office:value="13" calcext:value-type="float">
            <text:p>13</text:p>
          </table:table-cell>
          <table:table-cell table:style-name="ce1115" office:value-type="string" calcext:value-type="string">
            <text:p>3(4)</text:p>
          </table:table-cell>
          <table:table-cell table:style-name="ce1148"/>
          <table:table-cell table:style-name="ce1155" office:value-type="float" office:value="9" calcext:value-type="float">
            <text:p>9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Fúvócső, kicsi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8" calcext:value-type="float">
            <text:p>8</text:p>
          </table:table-cell>
          <table:table-cell table:style-name="ce1115" office:value-type="float" office:value="1" calcext:value-type="float">
            <text:p>1</text:p>
          </table:table-cell>
          <table:table-cell table:style-name="ce1148"/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Fúvócső, vadász</text:p>
          </table:table-cell>
          <table:table-cell table:style-name="ce1116" office:value-type="string" calcext:value-type="string">
            <text:p>kétkezes</text:p>
          </table:table-cell>
          <table:table-cell table:style-name="ce1136" table:number-columns-repeated="6"/>
          <table:table-cell table:style-name="ce1136" office:value-type="float" office:value="10" calcext:value-type="float">
            <text:p>1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/>
          <table:table-cell table:style-name="ce1156" office:value-type="float" office:value="2" calcext:value-type="float">
            <text:p>2</text:p>
          </table:table-cell>
          <table:table-cell table:style-name="ce1158" office:value-type="string" calcext:value-type="string">
            <text:p>íjászat</text:p>
          </table:table-cell>
          <table:table-cell table:style-name="ce1172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övész lőfegyverek</text:p>
          </table:table-cell>
          <table:table-cell table:style-name="ce1114" office:value-type="string" calcext:value-type="string">
            <text:p>Kézi nyílpuska</text:p>
          </table:table-cell>
          <table:table-cell table:style-name="ce1114" office:value-type="string" calcext:value-type="string">
            <text:p>egykezes</text:p>
          </table:table-cell>
          <table:table-cell table:style-name="ce1114"/>
          <table:table-cell table:style-name="ce1114" office:value-type="string" calcext:value-type="string">
            <text:p>S</text:p>
          </table:table-cell>
          <table:table-cell table:style-name="ce1114" table:number-columns-repeated="4"/>
          <table:table-cell table:style-name="ce1114" office:value-type="float" office:value="10" calcext:value-type="float">
            <text:p>10</text:p>
          </table:table-cell>
          <table:table-cell table:style-name="ce1114" office:value-type="float" office:value="3" calcext:value-type="float">
            <text:p>3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1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6" calcext:value-type="float">
            <text:p>6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Nehéz 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14" calcext:value-type="float">
            <text:p>14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8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Shadoni páncéltörő</text:p>
          </table:table-cell>
          <table:table-cell table:style-name="ce1115" office:value-type="string" calcext:value-type="string">
            <text:p>kétkezes</text:p>
          </table:table-cell>
          <table:table-cell table:style-name="ce1115"/>
          <table:table-cell table:style-name="ce1115" office:value-type="string" calcext:value-type="string">
            <text:p>Z</text:p>
          </table:table-cell>
          <table:table-cell table:style-name="ce1115" office:value-type="string" calcext:value-type="string">
            <text:p>??</text:p>
          </table:table-cell>
          <table:table-cell table:style-name="ce1115" table:number-columns-repeated="3"/>
          <table:table-cell table:number-columns-repeated="2"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120m</text:p>
          </table:table-cell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harei nyílpuska</text:p>
          </table:table-cell>
          <table:table-cell table:style-name="ce1115" office:value-type="string" calcext:value-type="string">
            <text:p>egykezes</text:p>
          </table:table-cell>
          <table:table-cell table:style-name="ce1115"/>
          <table:table-cell table:style-name="ce1115" office:value-type="string" calcext:value-type="string">
            <text:p>S</text:p>
          </table:table-cell>
          <table:table-cell table:style-name="ce1115" table:number-columns-repeated="4"/>
          <table:table-cell table:style-name="ce1115" office:value-type="float" office:value="14" calcext:value-type="float">
            <text:p>14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2" calcext:value-type="float">
            <text:p>2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6"/>
          <table:table-cell table:style-name="ce1116" office:value-type="string" calcext:value-type="string">
            <text:p>Aquir nyílpuska</text:p>
          </table:table-cell>
          <table:table-cell table:style-name="ce1116" office:value-type="string" calcext:value-type="string">
            <text:p>egykezes</text:p>
          </table:table-cell>
          <table:table-cell table:style-name="ce1116" office:value-type="string" calcext:value-type="string">
            <text:p>halál / +6</text:p>
          </table:table-cell>
          <table:table-cell table:style-name="ce1116" office:value-type="string" calcext:value-type="string">
            <text:p>S</text:p>
          </table:table-cell>
          <table:table-cell table:style-name="ce1116" table:number-columns-repeated="4"/>
          <table:table-cell table:style-name="ce1116" office:value-type="float" office:value="16" calcext:value-type="float">
            <text:p>16</text:p>
          </table:table-cell>
          <table:table-cell table:style-name="ce1116" office:value-type="float" office:value="3" calcext:value-type="float">
            <text:p>3</text:p>
          </table:table-cell>
          <table:table-cell table:style-name="ce1149" office:value-type="string" calcext:value-type="string">
            <text:p>50m</text:p>
          </table:table-cell>
          <table:table-cell table:style-name="ce1156" office:value-type="float" office:value="1" calcext:value-type="float">
            <text:p>1</text:p>
          </table:table-cell>
          <table:table-cell table:style-name="ce1158" office:value-type="string" calcext:value-type="string">
            <text:p>lövészet</text:p>
          </table:table-cell>
          <table:table-cell table:style-name="ce1172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6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2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7" table:default-cell-style-name="ce765"/>
        <table:table-column table:style-name="co48" table:default-cell-style-name="ce1188"/>
        <table:table-column table:style-name="co49" table:default-cell-style-name="ce1188"/>
        <table:table-column table:style-name="co50" table:default-cell-style-name="ce1188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number-columns-repeated="2" table:default-cell-style-name="ce281"/>
        <table:table-column table:style-name="co56" table:default-cell-style-name="ce281"/>
        <table:table-column table:style-name="co57" table:default-cell-style-name="ce848"/>
        <table:table-column table:style-name="co58" table:default-cell-style-name="ce859"/>
        <table:table-column table:style-name="co59" table:default-cell-style-name="ce859"/>
        <table:table-column table:style-name="co60" table:default-cell-style-name="ce281"/>
        <table:table-column table:style-name="co61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193"/>
          <table:covered-table-cell table:style-name="ce1198"/>
          <table:covered-table-cell table:style-name="ce1208"/>
          <table:covered-table-cell table:style-name="ce1216"/>
          <table:covered-table-cell table:number-columns-repeated="6" table:style-name="ce1208"/>
          <table:covered-table-cell table:number-columns-repeated="3" table:style-name="ce1259"/>
          <table:table-cell table:style-name="ce1208" table:number-columns-repeated="239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93"/>
          <table:table-cell table:style-name="ce1198"/>
          <table:table-cell table:style-name="ce1208"/>
          <table:table-cell table:style-name="ce1216"/>
          <table:table-cell table:style-name="ce1208" table:number-columns-repeated="6"/>
          <table:table-cell table:style-name="ce1259" table:number-columns-repeated="3"/>
          <table:table-cell table:style-name="ce120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09"/>
          <table:covered-table-cell table:style-name="ce806"/>
          <table:covered-table-cell table:number-columns-repeated="2" table:style-name="ce1209"/>
          <table:table-cell table:style-name="ce1209" table:number-columns-repeated="4"/>
          <table:table-cell/>
          <table:table-cell table:style-name="ce848" table:number-columns-repeated="2"/>
          <table:table-cell table:style-name="ce120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85" office:value-type="string" calcext:value-type="string">
            <text:p>Szint</text:p>
          </table:table-cell>
          <table:table-cell table:style-name="ce1185" office:value-type="string" calcext:value-type="string" table:number-columns-spanned="2" table:number-rows-spanned="1">
            <text:p>Átfogó</text:p>
          </table:table-cell>
          <table:covered-table-cell table:style-name="ce1185"/>
          <table:table-cell table:style-name="ce1185" office:value-type="string" calcext:value-type="string" table:number-columns-spanned="2" table:number-rows-spanned="1">
            <text:p>Átlagos</text:p>
          </table:table-cell>
          <table:covered-table-cell table:style-name="ce1185"/>
          <table:table-cell table:style-name="ce1185" office:value-type="string" calcext:value-type="string" table:number-columns-spanned="2" table:number-rows-spanned="1">
            <text:p>Spec.</text:p>
          </table:table-cell>
          <table:covered-table-cell/>
          <table:table-cell table:style-name="ce1209" table:number-columns-repeated="4"/>
          <table:table-cell/>
          <table:table-cell table:style-name="ce848" table:number-columns-repeated="2"/>
          <table:table-cell table:style-name="ce1209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09" table:number-columns-repeated="3"/>
          <table:table-cell/>
          <table:table-cell table:style-name="ce848" table:number-columns-repeated="2"/>
          <table:table-cell table:style-name="ce120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88"/>
          <table:table-cell table:style-name="ce1209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2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/>
          <table:table-cell table:style-name="ce798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798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3" office:value-type="string" calcext:value-type="string">
            <text:p>Egyik HM nagyobb lehet</text:p>
          </table:table-cell>
          <table:table-cell table:style-name="ce478" table:content-validation-name="val143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267" office:value-type="string" calcext:value-type="string" table:number-columns-spanned="2" table:number-rows-spanned="1">
            <text:p>Vakság</text:p>
          </table:table-cell>
          <table:covered-table-cell table:style-name="ce1267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1267" office:value-type="string" calcext:value-type="string" table:number-columns-spanned="2" table:number-rows-spanned="1">
            <text:p>Süketség</text:p>
          </table:table-cell>
          <table:covered-table-cell table:style-name="ce1267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/>
          <table:table-cell table:style-name="ce1267" office:value-type="string" calcext:value-type="string" table:number-columns-spanned="2" table:number-rows-spanned="1">
            <text:p>Tartós sérülés / fok</text:p>
          </table:table-cell>
          <table:covered-table-cell table:style-name="ce1267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7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7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6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6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05" office:value-type="string" calcext:value-type="string">
            <text:p>Fok</text:p>
          </table:table-cell>
          <table:table-cell table:style-name="ce1205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6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2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90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90" office:value-type="string" calcext:value-type="string">
            <text:p>VÉ</text:p>
          </table:table-cell>
          <table:table-cell table:style-name="ce1190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70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70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ce1274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5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32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9:55:24.51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2-01T20:01:34.643000000</dc:date>
    <meta:editing-cycles>34</meta:editing-cycles>
    <meta:editing-duration>PT16H5M33S</meta:editing-duration>
    <meta:document-statistic meta:table-count="9" meta:cell-count="2294" meta:object-count="0"/>
    <meta:user-defined meta:name="Info 1"/>
    <meta:user-defined meta:name="Info 2"/>
    <meta:user-defined meta:name="Info 3"/>
    <meta:user-defined meta:name="Info 4"/>
  </office:meta>
</office:document-meta>
</file>